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quot"/>
    <style:font-face style:name="Consolas" svg:font-family="Consolas, Menlo, Monaco, 'Lucida Console', 'Liberation Mono', 'DejaVu Sans Mono', 'Bitstream Vera Sans Mono', 'Courier New', monospace, sans-serif"/>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position="super 58%" fo:font-size="24pt" style:font-size-asian="24pt" style:font-size-complex="24pt"/>
    </style:style>
    <style:style style:name="P2" style:family="paragraph" style:parent-style-name="Text_20_body">
      <style:text-properties fo:color="#242729" style:text-position="super 58%" style:font-name="Arial1" fo:font-size="24pt" style:font-size-asian="24pt" style:font-size-complex="24pt"/>
    </style:style>
    <style:style style:name="P3" style:family="paragraph" style:parent-style-name="Text_20_body">
      <style:paragraph-properties fo:margin-left="0in" fo:margin-right="0in" fo:margin-top="0in" fo:margin-bottom="0in" style:line-height-at-least="0.1665in" fo:text-indent="0in" style:auto-text-indent="false" fo:background-color="transparent" fo:padding="0in" fo:border="none">
        <style:background-image/>
      </style:paragraph-properties>
    </style:style>
    <style:style style:name="T1" style:family="text">
      <style:text-properties fo:font-variant="normal" fo:text-transform="none" fo:color="#242729" style:font-name="Consolas" fo:font-size="9.75pt" fo:font-style="normal" fo:font-weight="normal" fo:background-color="#eff0f1"/>
    </style:style>
    <style:style style:name="T2" style:family="text">
      <style:text-properties fo:color="#242729" style:font-name="Arial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Difference between - <text:s/>scanf and scanf_s in c.</text:p>
      <text:p text:style-name="P2">It is a function that belongs specifically to the Microsoft compiler.</text:p>
      <text:p text:style-name="P3"><text:span text:style-name="Source_20_Text"><text:span text:style-name="T1">scanf</text:span></text:span><text:span text:style-name="T2"> originally just reads whatever console input you type and assign it to a type of variable.</text:span></text:p>
      <text:p text:style-name="P3"><text:span text:style-name="T2">If you have an array called </text:span><text:span text:style-name="Source_20_Text"><text:span text:style-name="T1">first_name[5]</text:span></text:span><text:span text:style-name="T2"> and you use </text:span><text:span text:style-name="Source_20_Text"><text:span text:style-name="T1">scanf</text:span></text:span><text:span text:style-name="T2"> for "Alex", there is no problem. If you have the same array and assign "Alexander", you can see it exceeds the 5 slots that the array contains, so C will still write it on memory that doesn't belong to the array and it might or might not crash the program, depending if something tries to access and write on that memory slot that doesn't belongs to first_name. This is where </text:span><text:span text:style-name="Source_20_Text"><text:span text:style-name="T1">scanf_s</text:span></text:span><text:span text:style-name="T2"> comes in.</text:span></text:p>
      <text:p text:style-name="P3"><text:span text:style-name="Source_20_Text"><text:span text:style-name="T1">scanf_s</text:span></text:span><text:span text:style-name="T2"> has an argument(parameter) where you can specify the buffer size and actually control the limit of the input so you don't crash the whole building.</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quot"/>
    <style:font-face style:name="Consolas" svg:font-family="Consolas, Menlo, Monaco, 'Lucida Console', 'Liberation Mono', 'DejaVu Sans Mono', 'Bitstream Vera Sans Mono', 'Courier New', monospace, sans-serif"/>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bhinav keshri</meta:initial-creator>
    <meta:creation-date>2018-03-04T14:29:33.64</meta:creation-date>
    <meta:document-statistic meta:table-count="0" meta:image-count="0" meta:object-count="0" meta:page-count="1" meta:paragraph-count="5" meta:word-count="147" meta:character-count="820"/>
    <dc:date>2018-03-04T14:34:42.26</dc:date>
    <dc:creator>abhinav keshri</dc:creator>
    <meta:editing-duration>PT5M12S</meta:editing-duration>
    <meta:editing-cycles>1</meta:editing-cycles>
    <meta:generator>OpenOffice/4.1.5$Win32 OpenOffice.org_project/415m1$Build-9789</meta:generator>
  </office:meta>
</office:document-meta>
</file>